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402cm" table:align="left"/>
    </style:style>
    <style:style style:name="Table1.A" style:family="table-column">
      <style:table-column-properties style:column-width="16.402cm"/>
    </style:style>
    <style:style style:name="Table1.A1" style:family="table-cell">
      <style:table-cell-properties style:vertical-align="middle" fo:padding="0.049cm" fo:border="none"/>
    </style:style>
    <style:style style:name="P1" style:family="paragraph" style:parent-style-name="Text_20_body">
      <style:paragraph-properties fo:text-align="justify" style:justify-single-word="false"/>
      <style:text-properties fo:font-style="italic"/>
    </style:style>
    <style:style style:name="P2" style:family="paragraph" style:parent-style-name="Text_20_body" style:list-style-name="L1"/>
    <style:style style:name="P3" style:family="paragraph" style:parent-style-name="Text_20_body" style:list-style-name="L1">
      <style:text-properties fo:font-variant="small-caps" fo:font-size="24pt"/>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1">
      <style:paragraph-properties fo:margin-top="0cm" fo:margin-bottom="0cm" fo:text-align="justify" style:justify-single-word="false"/>
    </style:style>
    <style:style style:name="P7" style:family="paragraph" style:parent-style-name="Quotations">
      <style:paragraph-properties fo:text-align="justify" style:justify-single-word="false"/>
    </style:style>
    <style:style style:name="P8" style:family="paragraph" style:parent-style-name="Preformatted_20_Text" style:list-style-name="L1">
      <style:paragraph-properties fo:text-align="justify" style:justify-single-word="false"/>
      <style:text-properties fo:font-size="10pt" style:font-size-asian="10pt" style:font-size-complex="10pt"/>
    </style:style>
    <style:style style:name="P9" style:family="paragraph" style:parent-style-name="Preformatted_20_Text" style:list-style-name="L1">
      <style:paragraph-properties fo:margin-top="0cm" fo:margin-bottom="0.499cm" fo:text-align="justify" style:justify-single-word="false"/>
      <style:text-properties fo:font-size="10pt" style:font-size-asian="10pt" style:font-size-complex="10pt"/>
    </style:style>
    <style:style style:name="T1" style:family="text">
      <style:text-properties style:font-name="monospace"/>
    </style:style>
    <style:style style:name="T2" style:family="text">
      <style:text-properties style:font-name="monospace" fo:font-size="12pt" style:font-size-asian="12pt" style:font-size-complex="12pt"/>
    </style:style>
    <style:style style:name="T3" style:family="text">
      <style:text-properties fo:font-weight="bold"/>
    </style:style>
    <style:style style:name="T4" style:family="text">
      <style:text-properties fo:font-variant="small-caps" fo:font-size="24pt"/>
    </style:style>
    <style:style style:name="T5" style:family="text">
      <style:text-properties fo:font-size="12pt" style:font-size-asian="12pt" style:font-size-complex="12pt"/>
    </style:style>
    <text:list-style style:name="L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h text:style-name="Heading_20_1" text:outline-level="1">LICENCIA PÚBLICA GENERAL DE GNU</text:h>
            <text:h text:style-name="Heading_20_3" text:outline-level="3">Versión 3, 29 de junio de 2007</text:h>
          </table:table-cell>
        </table:table-row>
      </table:table>
      <text:p text:style-name="P1">Esta es una traducción no oficial al español de la GNU General Public License. No ha sido publicada por la Free Software Foundation, y no establece legalmente las condiciones de distribución para el software que usa la GNU GPL –estas condiciones se establecen solamente por el texto original, en inglés, de la GNU GPL. Sin embargo, esperamos que esta traducción ayude a los hispanohablantes a entender mejor la GNU GPL. </text:p>
      <text:p text:style-name="Text_20_body"/>
      <text:p text:style-name="P1">This is an unofficial translation of the GNU General Public License into Spanish. It was not published by the Free Software Foundation, and does not legally state the distribution terms for software that uses the GNU GPL –only the original English text of the GNU GPL does that. However, we hope that this translation will help Spanish speakers understand the GNU GPL better.</text:p>
      <text:p text:style-name="Text_20_body">Copyright © 2007 Free Software Foundation, Inc. <text:a xlink:type="simple" xlink:href="http://fsf.org/"><text:span text:style-name="T1">http://fsf.org/</text:span></text:a></text:p>
      <text:p text:style-name="P4"><text:line-break/><text:line-break/>Se permite la copia y distribución de copias literales de este documento, pero no se permite su modificación. </text:p>
      <text:p text:style-name="P7"><text:span text:style-name="T3">Preámbulo: </text:span>La Licencia Pública General de GNU es una licencia libre, bajo “copyleft”, para software y otro tipo de obras.</text:p>
      <text:p text:style-name="P7">Las licencias para la mayoría del software y otras obras de carácter práctico están diseñadas para privarle de la libertad de compartir y modificar las obras. Por el contrario, la Licencia Pública General de GNU pretende garantizar su libertad de compartir y modificar todas las versiones de un programa –para cerciorar que permanece como software libre para todos sus usuarios. Nosotros, la Free Software Foundation, usamos la Licencia Pública General de GNU para la mayoría de nuestro software; la cual se aplica también a cualquier otra obra publicada de esta forma por parte de sus autores. Usted también puede aplicarla a sus programas.</text:p>
      <text:p text:style-name="P7">Cuando hablamos de software libre (free software), nos referimos a libertad, no a precio. Nuestras Licencias Públicas Generales están diseñadas para garantizar su libertad de distribuir copias de software libre (y cobrar por ellas si lo desea), recibir el código fuente o poder obtenerlo si quiere, modificar el software o usar fragmentos de él en sus nuevos programas, y que sepa que puede hacer esas cosas.</text:p>
      <text:p text:style-name="P7">Para proteger sus derechos, necesitamos impedir que otros le denieguen esos derechos o que le pidan que renuncie a ellos. Por ello, tiene ciertas responsabilidades si distribuye copias del software, o si lo modifica: la responsabilidad de respetar la libertad de otros.</text:p>
      <text:p text:style-name="P7">Por ejemplo, si distribuye copias de un programa, bien sea gratis o por una tasa, debe transferirles a los que lo reciban las mismas libertades que usted recibió. Debe asegurarse que ellos, también, reciben o pueden obtener el código fuente. Y debe mostrarles estos términos para que ellos puedan conocer sus derechos.</text:p>
      <text:p text:style-name="P7">Los desarrolladores que usan la GNU GPL protegen tus derechos con dos pasos: (1) <text:soft-page-break/>haciendo valer el derecho de propiedad intelectual en el software, y (2) ofreciéndole esta Licencia que le da el permiso legal para copiarlo, distribuirlo y/o modificarlo.</text:p>
      <text:p text:style-name="P7">Para la protección de autores y desarrolladores, la GPL explica claramente que no hay garantía para este software libre. Por el bien tanto de usuarios como de autores, la GPL requiere que las versiones modificadas sean marcadas como con cambios, de forma que sus problemas no puedan ser atribuidos de forma errónea a autores de versiones previas.</text:p>
      <text:p text:style-name="P7">Algunos dispositivos están diseñados para denegar a los usuarios el acceso para instalar o ejecutar versiones modificadas del software en su interior, a pesar de que el fabricante puede hacerlo. Esto es fundamentalmente incompatible con el objetivo de proteger la libertad de los usuarios de modificar el software. El modelo sistemático de este abuso ocurre en el ámbito de los productos de uso personal, lo cual es precisamente donde es más inaceptable. Por consiguiente, hemos diseñado esta versión de la GPL para prohibir la práctica de estos productos. Si estos problemas surgen de forma substancial en otro dominios, estamos preparados para extender esta disposición a esos dominios en futuras versiones de la GPL, así como sea necesario para proteger la libertad de los usuarios.</text:p>
      <text:p text:style-name="P7">Por último, todo programa es amenazado constantemente por las patentes de software. Los Estados no deberían permitir patentes que restringen el desarrollo y el uso de software en ordenadores de propósito general, pero en aquellos que lo hacen, deseamos evitar el peligro particular de que las patentes aplicadas a un programa libre podrían convertirlo de forma efectiva en propietario. Para prevenir esto, la GPL garantiza que las patentes no pueden ser utilizadas para hacer que el programa no sea libre.</text:p>
      <text:p text:style-name="P7">Los términos exactos y las condiciones para la copia, distribución y modificación se exponen a continuación. </text:p>
      <text:p text:style-name="Text_20_body"><text:span text:style-name="T4">Términos y Condiciones</text:span> </text:p>
      <text:list xml:id="list197894871" text:style-name="L1">
        <text:list-item>
          <text:p text:style-name="P2">Definiciones.</text:p>
          <text:p text:style-name="P5">“Esta Licencia” se refiere a la versión 3 de la Licencia Pública General de GNU.</text:p>
          <text:p text:style-name="P5">“Derechos de Autor (“Copyright”)” también incluye a las leyes similares a la de derechos de autor (“copyright”) que se apliquen a otro tipo de obras, tales como las máscaras usadas en la fabricación de semiconductores.</text:p>
          <text:p text:style-name="P5">“El Programa” se refiere a cualquier obra con derechos de autor (“copyright”) bajo esta Licencia. Cada licenciatario es tratado como “usted”. Los “Licenciatarios” y los “destinatarios” pueden ser individuos u organizaciones.</text:p>
          <text:p text:style-name="P5">“Modificar” una obra quiere decir copiar de ella o adaptar parte o la totalidad de la obra de una forma que se requieran permisos de derechos de autor (“copyright”), distintos de los de hacer una copia exacta. La obra resultante es llamada “versión modificada” de la obra previa o una obra “basada en” la obra previa.</text:p>
          <text:p text:style-name="P5">Una “obra amparada” significa o el Programa sin modificar o una obra basada en el Programa.</text:p>
          <text:p text:style-name="P5">“Difundir” una obra significa hacer cualquier cosa con ella que, sin permiso, le haría responsable de forma directa o indirecta de infringir la ley correspondiente de derechos de autor (“copyright”), excepto ejecutarla en un ordenador o modificar una copia privada. La difusión incluye copiar, la distribución (con o sin modificación), hacerla disponible para el público, y en algunos países también otras actividades.</text:p>
          <text:p text:style-name="P5"><text:soft-page-break/>“Transmitir” una obra quiere decir cualquier tipo de difusión que permita a otras partes hacer o recibir copias. La mera interacción con un usuario a través de una red informática, sin la transferencia de una copia, no es transmitir.</text:p>
          <text:p text:style-name="P5">Una interfaz interactiva de usuario muestra “Avisos Legales Apropiados” en la medida que incluye una característica visible práctica y destacable que (1) muestra un aviso apropiado de derechos de autor (“copyright”), e (2) informa al usuario de que no hay garantía para la obra (excepto las garantías proporcionadas), que los licenciatarios pueden transmitir la obra bajo esta Licencia, y cómo ver una copia de esta Licencia. Si la interfaz presenta una lista de comandos de usuario u opciones, como un menú, un elemento destacado en la lista satisface este criterio.</text:p>
        </text:list-item>
        <text:list-item>
          <text:p text:style-name="P2">Código Fuente.</text:p>
          <text:p text:style-name="P5">El “código fuente” de una obra significa la forma preferida de trabajo para hacerle modificaciones. “Código objeto” es cualquier forma no-fuente de una obra.</text:p>
          <text:p text:style-name="P5">Una “Interfaz Estándar” significa una interfaz que es un estándar oficial definido por un cuerpo de estándares reconocido o, en el caso de interfaces especificadas para un lenguaje de programación en particular, una que es extensamente utilizada entre los desarrolladores que trabajan en ese lenguaje.</text:p>
          <text:p text:style-name="P5">Las “Bibliotecas del Sistema” de una obra ejecutable incluyen cualquier cosa, diferente de la obra como un todo, que (a) están incluidas en la forma normal de paquetizado de un Componente Importante, y (b) sirve solo para habilitar el uso de la obra con ese Componente Importante, o para implementar una Interfaz Estándar para la cual la implementación está disponible para el público en forma de código fuente. Un “Componente Importante”, en este contexto, significa un componente esencial importante (kernel, sistema de ventanas, etcétera) del sistema operativo en concreto (si hubiese) en el cual el ejecutable funciona, o un compilador utilizado para producir la obra, o un intérprete de código objeto utilizado para hacerlo funcionar.</text:p>
          <text:p text:style-name="P5">La “Fuente Correspondiente” de una obra en forma de código objeto significa todo el código fuente necesario para generar, instalar, y (para una obra ejecutable) hacer funcionar el código objeto y modificar la obra, incluyendo scripts para controlar dichas actividades. Sin embargo, ello no incluye la obra de las Bibliotecas del Sistema, o herramientas de propósito general o programas de libre disponibilidad general los cuales son usados sin modificaciones para la realización de dichas actividades, pero que no son parte de la obra. Por ejemplo, la Fuente Correspondiente incluye ficheros de definición de interfaces asociados a los ficheros fuente para la obra, y el código fuente para bibliotecas compartidas y subprogramas enlazados dinámicamente para los que la obra está específicamente diseñado para requerir, tales como comunicación de datos intrínseca o flujo de control entre aquellos subprogramas y otras partes de la obra.</text:p>
          <text:p text:style-name="P5">La Fuente Correspondiente es necesario que no incluya nada que los usuarios puedan regenerar automáticamente desde otras partes de la Fuente Correspondiente.</text:p>
          <text:p text:style-name="P5">La Fuente Correspondiente de una obra en forma de código fuente es la obra en sí.</text:p>
        </text:list-item>
        <text:list-item>
          <text:p text:style-name="P5">Permisos básicos.</text:p>
          <text:p text:style-name="P5">Todos los derechos concedidos bajo esta Licencia se conceden durante la duración de los derechos de autor (“copyright”) del Programa, y son irrevocables siempre que se cumplan las condiciones establecidas. Esta Licencia afirma explícitamente su ilimitado permiso para ejecutar el Programa sin modificar. La salida de la ejecución de una obra amparada está amparada por esta Licencia solo si la salida, dado su contenido, constituye una obra amparada. Esta Licencia reconoce sus derechos de uso razonable u otro equivalente, según lo establecido por la ley de derechos de autor (“copyright”).</text:p>
          <text:p text:style-name="P5"><text:soft-page-break/>Usted podrá realizar, ejecutar y difundir obras amparadas que usted no transmita, sin condición alguna, siempre y cuando no tenga otra licencia vigente. Podrá distribuir obras amparadas a terceros con el único propósito de que ellos hagan modificaciones exclusivamente para usted, o proporcionarle ayuda para ejecutar estas obras, siempre y cuando cumpla con los términos de esta Licencia en la transmisión de todo el material del cual usted no controle los derechos de autor (“copyright”). Aquellos que realicen o ejecuten las obras amparadas por usted, deben hacerlo exclusivamente en su nombre, bajo su dirección y control, en los términos que le prohiban realizar ninguna copia de su trabajo con derechos de autor (“copyright”) fuera de su relación con usted.</text:p>
          <text:p text:style-name="P5">La transmisión bajo otras circunstancias se permite únicamente bajo las condiciones expuestas a continuación. No está permitido sublicenciar, la sección 10 hace que sea innecesario.</text:p>
        </text:list-item>
        <text:list-item>
          <text:p text:style-name="P2">Protección de los Derechos Legales de los Usuarios frente a la Ley Antievasión.</text:p>
          <text:p text:style-name="P5">Ninguna obra amparada debe considerarse parte de una medida tecnológica efectiva, a tenor de lo establecido en cualquier ley aplicable que cumpla las obligaciones expresas en el artículo 11 del tratado de derechos de autor (“copyright”) de WIPO adoptado el 20 de diciembre de 1996, o leyes similares que prohiban o restrinjan la evasión de tales medidas.</text:p>
          <text:p text:style-name="P5">Cuando transmita una obra amparada, renuncia a cualquier poder legal para prohibir la evasión de medidas tecnológicas mientras tales evasiones se realicen en ejercicio de derechos amparados por esta Licencia respecto a la obra amparada; además, usted renunciará a cualquier intención de limitar el uso o modificación del trabajo con el objetivo de imponer, contra el trabajo de los usuarios, sus derechos legales o los de terceros para prohibir la evasión de medidas tecnológicas.</text:p>
        </text:list-item>
        <text:list-item>
          <text:p text:style-name="P2">Transmisión de copias literales.</text:p>
          <text:p text:style-name="P5">Usted podrá distribuir copias literales del código fuente del Programa tal cual lo ha recibido, por cualquier medio, siempre que publique visible y apropiadamente en cada copia el correspondiente aviso de derechos de autor (“copyright”); mantenga intactos todos los avisos que establezcan que esta Licencia y cualquier cláusula no-permisiva añadida acorde con la cláusula 7 son aplicables al código; mantenga intactos todos los avisos de ausencia de garantía; y proporcione a todos los destinatarios una copia de esta Licencia junto con el Programa.</text:p>
          <text:p text:style-name="P5">Usted podrá cobrar cualquier importe o no cobrar nada por cada copia que distribuya, y podrá ofrecer soporte o protección de garantía mediante un pago.</text:p>
        </text:list-item>
        <text:list-item>
          <text:p text:style-name="P2">Transmisión de Versiones Modificadas de la Fuente.</text:p>
          <text:p text:style-name="P5">Usted puede transmitir una obra basada en el Programa, o las modificaciones para generarla a partir del Programa, en la forma de código fuente bajo los términos de la sección 4, suponiendo que además cumpla las siguientes condiciones:</text:p>
          <text:list>
            <text:list-item>
              <text:p text:style-name="P6">La obra debe incluir avisos destacados indicando que usted la ha modificado y dando una fecha pertinente.</text:p>
            </text:list-item>
            <text:list-item>
              <text:p text:style-name="P6">La obra debe incluir avisos destacados indicando que está liberada bajo esta Licencia y cualquier otra condición añadida bajo la sección 7. Este requerimiento modifica los requerimientos de la sección 4 de “mantener intactos todos los avisos”.</text:p>
            </text:list-item>
            <text:list-item>
              <text:p text:style-name="P6">Usted debe licenciar la obra entera, como una unidad, bajo esta Licencia para cualquier persona que esté en posesión de una copia. Esta Licencia se aplicará por consiguiente, junto con cualquier término aplicable adicional de la sección 7, a la totalidad de la obra, y a todos sus componentes, independientemente de como estén empaquetados. Esta Licencia no da permiso para licenciar la obra de otra forma, pero no invalida esos permisos si usted los ha recibido de forma separada.</text:p>
            </text:list-item>
            <text:list-item>
              <text:p text:style-name="P5"><text:soft-page-break/>Si la obra tiene interfaces de usuario interactivas, cada una debe mostrar los Avisos Legales Apropiados; sin embargo, si el Programa tiene interfaces interactivas que no muestren los Avisos Legales Apropiados, tampoco es necesario que su obra lo haga. </text:p>
            </text:list-item>
          </text:list>
          <text:p text:style-name="P5">Una recopilación de una obra amparada con otras obras separadas e independientes, que no son por su naturaleza extensiones de la obra amparada, y que no se combinan con ella con el fin de formar un programa más grande, en o sobre un volumen de un medio de almacenamiento o distribución, es llamado un “agregado” si la recopilación y su resultante derechos de autor (“copyright”) no son usados para limitar el acceso o los derechos legales de los usuarios de la recopilación más allá de lo que las obras individuales permitan. La inclusión de una obra amparada en un agregado no provoca que esta Licencia se aplique a los otros componentes del agregado.</text:p>
        </text:list-item>
        <text:list-item>
          <text:p text:style-name="P2">Transmisión en Forma de No-Fuente.</text:p>
          <text:p text:style-name="P5">Usted puede transmitir una obra amparada en forma de código objeto bajo los términos de las secciones 4 y 5, siempre que también transmita la Fuente Correspondiente legible por una máquina bajo los términos de esta Licencia, de una de las siguientes formas: </text:p>
          <text:list>
            <text:list-item>
              <text:p text:style-name="P6">Transmitir el código objeto en, o embebido en, un producto físico (incluyendo medios de distribución físicos), acompañado de la Fuente Correspondiente en un medio físico duradero habitual para el intercambio de software.</text:p>
            </text:list-item>
            <text:list-item>
              <text:p text:style-name="P6">Transmitir el código objeto en, o embebido en, un producto físico (incluyendo medios de distribución físicos), acompañado de un ofrecimiento escrito, válido durante al menos tres años y válido mientras usted ofrezca recambios o soporte para ese modelo de producto, de dar a cualquiera que posea el código objeto o (1) una copia de la Fuente Correspondiente de todo el software en el producto amparado por esta Licencia, en un medio físico duradero habitual para el intercambio de software, por un precio no más elevado que el coste razonable de la realización física de la transmisión de la fuente, o (2) acceso para copiar la Fuente Correspondiente de un servidor de red sin costo alguno.</text:p>
            </text:list-item>
            <text:list-item>
              <text:p text:style-name="P6">Transmitir copias individuales del código objeto con una copia del ofrecimiento escrito de proveer la Fuente Correspondiente. Esta alternativa está permitida solo ocasionalmente sin fines comerciales, y solo si usted ha recibido el código objeto con ese ofrecimiento, de acuerdo con la subsección 6b.</text:p>
            </text:list-item>
            <text:list-item>
              <text:p text:style-name="P6">Transmitir el código objeto ofreciendo acceso desde un lugar determinado (gratuitamente o mediante pago), y ofrecer acceso equivalente a la Fuente Correspondiente de la misma manera en el mismo lugar sin cargo adicional. No es necesario exigir a los destinatarios que copien la Fuente Correspondiente junto con el código objeto. Si el lugar para copiar el código objeto es un servidor de red, la Fuente Correspondiente puede estar en un servidor diferente (gestionado por usted o un tercero) que soporte facilidades de copia equivalentes, siempre que mantenga instrucciones claras junto al código objeto especificando dónde encontrar la Fuente Correspondiente. Independientemente de qué servidor albergue la Fuente Correspondiente, usted seguirá estando obligado a asegurar que está disponible durante el tiempo que sea necesario para satisfacer estos requisitos.</text:p>
            </text:list-item>
            <text:list-item>
              <text:p text:style-name="P5">Transmitir el código objeto usando una transmisión peer-to-peer, siempre que informe a los otros usuarios donde se ofrece el código objeto y la Fuente Correspondiente de la obra al público general de forma gratuita bajo la subsección 6d. </text:p>
            </text:list-item>
          </text:list>
          <text:p text:style-name="P5">Una porción separable del código objeto, cuyo código fuente está excluido de la Fuente Correspondiente, como una Biblioteca del Sistema, no necesita ser incluida en la distribución del código objeto de la obra.</text:p>
          <text:p text:style-name="P5">Un “Producto de Usuario” es o (1) un “producto de consumo”, lo que significa cualquier <text:soft-page-break/>propiedad tangible personal que es usada habitualmente con fines personales, familiares o domésticos, o (2) cualquier cosa diseñada o vendida para ser incorporada en una vivienda. A la hora de determinar cuando un producto es un producto de consumo, los casos dudosos serán resueltos en favor de la cobertura. Para un producto concreto recibido por un usuario concreto, “uso habitual” se refiere a un uso típico y común de esa clase de producto, sin tener en cuenta el estado del usuario concreto o la forma en la que el usuario concreto realmente use, o espera o se espera que use, el producto. Un producto es un producto de consumo independientemente de si el producto tiene usos esencialmente comerciales, industriales o no comerciales, a menos que dicho uso constituya el único modo de uso significativo del producto.</text:p>
          <text:p text:style-name="P5">La “Información de Instalación” de un Producto de Usuario quiere decir cualquier método, procedimiento, clave de autorización, u otra información requerida para instalar y ejecutar versiones modificadas de la obra amparada en ese Producto de Usuario a partir de una versión modificada de su Fuente Correspondiente. La información debe ser suficiente para garantizar que el funcionamiento continuado del código fuente modificado no es prevenido o interferido por el simple hecho de que ha sido modificado.</text:p>
          <text:p text:style-name="P5">Si usted transmite una obra en código objeto bajo esta sección en, o con, o específicamete para usar en, un Producto de Usuario, y la transmisión tiene lugar como parte de una transacción en la cual el derecho de posesión y uso de un Producto de Usuario es transferido a un destinatario en perpetuidad o por un periodo establecido (independientemente de cómo se caracterice la operación), la Fuente Correspondiente transmitida bajo esta sección debe estar acompañada de la Información de Instalación. Pero este requisito no se aplica si ni usted ni ningún tercero tiene la capacidad de instalar código objeto modificado en el Producto de Usuario (por ejemplo, la obra ha sido instalada en la ROM).</text:p>
          <text:p text:style-name="P5">El requisito de proveer de la Información de Instalación no incluye el requisito de continuar proporcionando asistencia, garantía, o actualizaciones para una obra que ha sido modificada o instalada por el destinatario, o para un Producto de Usuario en el cual ha sido modificada o instalada. El acceso a una red puede ser denegado cuando la modificación en sí afecta materialmente y adversamente el funcionamiento de la red o viola las reglas y protocolos de comunicación de la red.</text:p>
          <text:p text:style-name="P5">La Fuente Correspondiente transmitida, y la Información de Instalación proporcionada, de acuerdo con esta sección debe estar en un formato que sea documentado públicamente (y con una implementación disponible para el público en formato de código fuente), y no deben necesitar contraseñas o claves particulares para la extracción, lectura o copia.</text:p>
        </text:list-item>
        <text:list-item>
          <text:p text:style-name="P2">Términos adicionales.</text:p>
          <text:p text:style-name="P5">Los “Permisos adicionales” son términos que se añaden a los términos de esta Licencia haciendo excepciones de una o más de una de sus condiciones. Los permisos adicionales que son aplicables al Programa entero deberán ser tratados como si estuvieran incluidos en esta Licencia, en la medida bajo la ley aplicable. Si los permisos adicionales solo son aplicables a parte del Programa, esa parte debe ser usada separadamente bajo esos permisos, pero el Programa completo queda bajo la autoridad de esta Licencia sin considerar los permisos adicionales.</text:p>
          <text:p text:style-name="P5">Cuando se transmite una copia de una obra derivada, se puede opcionalmente quitar cualesquiera permisos adicionales de esa copia, o de cualquier parte de ella. Los permisos adicionales pueden ser escritos para requerir su propia eliminación bajo ciertos casos cuando se modifica la obra. Se pueden colocar permisos adicionales en material, añadidos a una obra derivada, para los cuales se establecen o se pueden establecer los permisos de derechos de autor (“copyright”) apropiados.</text:p>
          <text:p text:style-name="P5">No obstante cualquier otra disposición de esta Licencia, para el material que se añada a una <text:soft-page-break/>obra derivada, se puede (si está autorizado por los titulares de los derechos de autor (“copyright”) del material) añadir los términos de esta Licencia con los siguientes términos: </text:p>
          <text:list>
            <text:list-item>
              <text:p text:style-name="P6">Ausencia de garantía o limitación de responsabilidad diferente de los términos de las secciones 15 y 16 de esta Licencia; o</text:p>
            </text:list-item>
            <text:list-item>
              <text:p text:style-name="P6">Exigir la preservación de determinados avisos legales razonables o atribuciones de autor en ese material o en los Avisos Legales Apropiados mostrados por los obras que lo contengan; o</text:p>
            </text:list-item>
            <text:list-item>
              <text:p text:style-name="P6">Prohibir la tergiversación del origen de ese material, o requerir que las versiones modificadas del material se marquen de maneras razonables como diferentes de la versión original; o</text:p>
            </text:list-item>
            <text:list-item>
              <text:p text:style-name="P6">Limitar el uso con fines publicitarios de los nombres de los licenciantes o autores del material; o</text:p>
            </text:list-item>
            <text:list-item>
              <text:p text:style-name="P6">Negarse a ofrecer derechos concedidos por leyes de registro para el uso de alguno nombres comerciales, marcas registradas o marcas de servicio; o</text:p>
            </text:list-item>
            <text:list-item>
              <text:p text:style-name="P5">Exigir la compensación de los licenciantes y autores de ese material por cualquiera que distribuya el material (o versiones modificadas del mismo) estableciendo obligaciones contractuales de responsabilidad sobre el destinatario, por cualquier responsabilidad que estas obligaciones contractuales impongan directamente sobre los licenciantes y autores. </text:p>
            </text:list-item>
          </text:list>
          <text:p text:style-name="P5">Todos los demás términos adicionales no permisivos son consideradas “restricciones extra” en el sentido de la sección 10. Si el Programa, tal cual se recibió, o cualquier parte del mismo, contiene un aviso indicando que se encuentra cubierto por esta Licencia junto con un término que es otra restricción, se puede quitar ese término. Si un documento de licencia contiene una restricción adicional, pero permite relicenciar o redistribuir bajo esta Licencia, se puede añadir a un material de la obra derivada bajo los términos de ese documento de licencia, a condición de que dicha restricción no sobreviva el relicenciamiento o redistribución.</text:p>
          <text:p text:style-name="P5">Si se añaden términos a una obra derivada de acuerdo con esta sección, se debe colocar, en los archivos fuente involucrados, una declaración de los términos adicionales aplicables a esos archivos, o un aviso indicando donde encontrar los términos aplicables.</text:p>
          <text:p text:style-name="P5">Las términos adicionales, permisivos o no permisivos, pueden aparecer en forma de una licencia escrita por separado, o figurar como excepciones; los requisitos anteriores son aplicables en cualquier forma.</text:p>
        </text:list-item>
        <text:list-item>
          <text:p text:style-name="P2">Conclusiones.</text:p>
          <text:p text:style-name="P5">Usted no podrá propagar o modificar una obra amparada salvo lo expresamente permitido por esta Licencia. Cualquier intento diferente de propagación o modificación será considerado nulo y automáticamente se anularán sus derechos bajo esta Licencia (incluyendo las licencias de patentes concedidas bajo el tercer párrafo de la sección 11).</text:p>
          <text:p text:style-name="P5">Sin embargo, si usted deja de violar esta Licencia, entonces su licencia de un titular de los derechos de autor (“copyright”) correspondiente será restituida (a) provisionalmente, a menos que y hasta que el titular de los derechos de autor (“copyright”) explícita y finalmente termine su licencia, y (b) permanentemente, si el titular del copyright no le ha notificado su violación por algún medio razonable antes de los 60 días siguientes a la cesación.</text:p>
          <text:p text:style-name="P5">Además, su licencia de un titular de los derechos de autor (“copyright”) correspondiente será restituida permanentemente si el titular de los derechos de autor (“copyright”) le notifica la violación por algún medio razonable, siendo ésta la primera vez que recibe la notificación de violación de esta Licencia (para cualquier obra) de ese titular de los derechos de autor (“copyright”), y usted subsana la violación antes de 30 días después de la recepción de la <text:soft-page-break/>notificación.</text:p>
          <text:p text:style-name="P5">La cancelación de sus derechos bajo esta sección no da por canceladas las licencias de terceros que hayan recibido copias o derechos de usted bajo esta Licencia. Si sus derechos han sido cancelados y no fueran renovados de manera permanente, usted no cumple los requisitos para recibir nuevas licencias para el mismo material bajo la sección 10.</text:p>
        </text:list-item>
        <text:list-item>
          <text:p text:style-name="P2">Aceptación No Obligatoria por Tenencia de Copias.</text:p>
          <text:p text:style-name="P5">Usted no está obligado a aceptar esta Licencia por recibir o ejecutar una copia del Programa. La propagación adicional de una obra amparada surgida únicamente como consecuencia de usar una transmisión peer-to-peer para recibir una copia tampoco requiere aceptación. Sin embargo, esta Licencia solo le otorga permiso para propagar o modificar cualquier obra amparada. Estas acciones infringen los derechos de autor (“copyright”) si usted no acepta esta Licencia. Por lo tanto, al modificar o distribuir una obra amparada, usted indica que acepta esta Licencia para poder hacerlo.</text:p>
        </text:list-item>
        <text:list-item>
          <text:p text:style-name="P2">Herencia Automática de Licencia para Destinatarios.</text:p>
          <text:p text:style-name="P5">Cada vez que transmita una obra amparada, el destinatario recibirá automáticamente una licencia de los licenciadores originales, para ejecutar, modificar y distribuir esa obra, sujeto a esa Licencia. Usted no será responsable de asegurar el cumplimiento de esta Licencia por terceros.</text:p>
          <text:p text:style-name="P5">Una “transacción de entidad” es una transacción que transfiere el control de una organización, o sustancialmente todos los bienes de una, o subdivide una organización, o fusiona organizaciones. Si la propagación de una obra amparada surge de una transacción de entidad, cada parte en esa transacción que reciba una copia de la obra también recibe todas las licencias de la obra que la parte interesada tuviese o pudiese ofrecer según el párrafo anterior, además del derecho a tomar posesión de las Fuentes Correspondientes de la obra a través del predecesor interesado, si el predecesor tiene o puede conseguirla con un esfuerzo razonable.</text:p>
          <text:p text:style-name="P5">Usted no podrá imponer ninguna restricción posterior en el ejercicio de los derechos otorgados o concedidos bajo esta Licencia. Por ejemplo, usted no puede imponer un pago por licencia, derechos u otros cargos por el ejercicio de los derechos otorgados bajo esta Licencia, y no puede iniciar litigios (incluyendo demandas o contrademandas en pleitos) alegando cualquier reclamación de violación de patentes por cambiar, usar, vender, ofrecer en venta o importar el Programa o alguna parte del mismo.</text:p>
        </text:list-item>
        <text:list-item>
          <text:p text:style-name="P2">Patentes.</text:p>
          <text:p text:style-name="P5">Un “colaborador” es un titular de los derechos de autor (“copyright”) que autoriza, bajo los términos de la presente Licencia, el uso del Programa o una obra en la que se base el Programa. La obra así licenciada se denomina “versión en colaboración” del colaborador.</text:p>
          <text:p text:style-name="P5">Las “demandas de patente esenciales” del colaborador son todas las reivindicaciones de patentes poseídas o controladas por el colaborador, ya se encuentren adquiridas o hayan sido adquiridas con posterioridad, que sean infringidas de alguna manera, permitidas por esta Licencia, al hacer, usar o vender la versión en colaboración, pero sin incluir demandas que solo sean infringidas como consecuencia de modificaciones posteriores de la versión en colaboración. Para los propósitos de esta definición, “control” incluye el derecho de conceder sublicencias de patente de forma consistente con los requisitos establecidos en la presente Licencia.</text:p>
          <text:p text:style-name="P5">Cada colaborador le concede una licencia de la patente no-exclusiva, global y libre de regalías bajo las demandas de patente esenciales del colaborador, para hacer, usar, modificar, vender, ofrecer para venta, importar y otras formas de ejecución, modificación y difusión del contenido de la versión en colaboración.</text:p>
          <text:p text:style-name="P5"><text:soft-page-break/>En los siguientes tres párrafos, una “licencia de patente” se define como cualquier acuerdo o compromiso expreso, cualquiera que sea su denominación, que no imponga una patente (como el permiso expreso para ejecutar una patente o acuerdos para no imponer demandas por infracción de patente). “Conceder” una licencias de patente de este tipo a un tercero significa hacer tal tipo de acuerdo o compromiso que no imponga una patente al tercero.</text:p>
          <text:p text:style-name="P5">Si usted transmite una obra amparada, conociendo que está amparada por una licencia de patente, y las Fuentes Correspondientes no se encuentran disponibles de forma pública para su copia, sin cargo alguno y bajo los términos de esta Licencia, ya sea a través de un servidor público o mediante cualquier otro medio, entonces usted deberá (1) hacer que las Fuentes Correspondientes sean públicas, o (2) tratar de eliminar los beneficios de la licencia de patente para esta obra en particular, o (3) tratar de extender, de manera compatible con los requisitos de esta Licencia, la licencia de patente a terceros. “Conocer que está afectado” significa que usted tiene conocimiento real de que, para la licencia de patente, la distribución de la obra amparada en un país, o el uso de la obra amparada por sus destinatarios en un país, infringiría una o más patentes existentes en ese país que usted considera válidas por algún motivo.</text:p>
          <text:p text:style-name="P5">Si en virtud de o en conexión con alguna transacción o acuerdo, usted transmite, o difunde con fines de distribución, una obra amparada, y concede una licencia de patente para algún tercero que reciba la obra amparada, y les autorice a usar, transmitir, modificar o difundir una copia específica de la obra amparada, entonces la licencia de patente que usted otorgue se extiende automáticamente a todos los receptores de la obra amparada y cualquier obra basada en ella.</text:p>
          <text:p text:style-name="P5">Una licencia de patente es “discriminatoria” si no incluye dentro de su ámbito de cobertura, prohibe el ejercicio de, o está condicionada a no ejercitar uno o más de los derechos que están específicamente otorgados por esta Licencia. Usted no debe transmitir una obra amparada si está implicado en un acuerdo con terceros que esté relacionado con el negocio de la distribución de software, en el que usted haga pagos a terceros relacionados con su actividad de distribución de la obra, bajo el que terceros conceden, a cualquier receptor de la obra amparada, una licencia de patente discriminatoria (a) en relación con las copias de la obra amparada transmitidas por usted (o copias hechas a partir de estas), o (b) principalmente para y en relación con productos específicos o compilaciones que contengan la obra amparada, a menos que usted forme parte del acuerdo, o que esa licencia de patente fuese concedida antes del 28 de marzo de 2007.</text:p>
          <text:p text:style-name="P5">Ninguna cláusula de esta Licencia debe ser considerada como excluyente o limitante de cualquier otra licencia implicada u otras defensas legales a que pudiera tener derecho bajo la ley de propiedad intelectual vigente.</text:p>
        </text:list-item>
        <text:list-item>
          <text:p text:style-name="P2">No Abandonar la Libertad de Otros.</text:p>
          <text:p text:style-name="P5">Si se le imponen condiciones (bien sea por orden judicial, acuerdo o de otra manera) que contradicen las condiciones de esta Licencia, estas no le eximen de las condiciones de esta Licencia. Si usted no puede transmitir una obra amparada de forma que pueda satisfacer simultáneamente sus obligaciones bajo esta Licencia y cualesquiera otras obligaciones pertinentes, entonces, como consecuencia, usted no puede transmitirla. Por ejemplo, si usted está de acuerdo con los términos que le obligan a cobrar una regalía por la transmisión a aquellos a los que transmite el Programa, la única forma en la que usted podría satisfacer tanto esos términos como esta Licencia sería abstenerse completamente de transmitir el Programa.</text:p>
        </text:list-item>
        <text:list-item>
          <text:p text:style-name="P2">Utilización con la Licencia Pública General Affero de GNU.</text:p>
          <text:p text:style-name="P5">A pesar de cualquier otra disposición de esta Licencia, usted tiene permiso para enlazar o combinar cualquier obra amparada con una obra licenciada bajo la Licencia Pública General <text:soft-page-break/>Affero de GNU en una única obra combinada, y para transmitir la obra resultante. Los términos de esta Licencia continuarán aplicándose a la parte que es la obra amparada, pero los requisitos particulares de la Licencia Pública General Affero de GNU, sección 13, concernientes a la interacción a través de una red se aplicarán a la combinación como tal.</text:p>
        </text:list-item>
        <text:list-item>
          <text:p text:style-name="P2">Versiones Revisadas de esta Licencia.</text:p>
          <text:p text:style-name="P5">La Free Software Foundation puede publicar versiones revisadas y/o nuevas de la Licencia General Pública de GNU de vez en cuando. Cada nueva versión será similar en espíritu a la versión actual, pero puede diferir en detalles para abordar nuevos problemas o preocupaciones.</text:p>
          <text:p text:style-name="P5">Cada versión recibe un número de versión distintivo. Si el Programa especifica que cierta versión numerada de la Licencia General Pública de GNU “o cualquier versión posterior” se aplica a él, usted tiene la opción de seguir los términos y condiciones de esa versión numerada o de cualquier versión posterior publicada por la Free Software Foundation. Si el Programa no especifica un número de versión de la Licencia General Pública de GNU, usted puede escoger cualquier versión publicada por la Free Software Foundation.</text:p>
          <text:p text:style-name="P5">Si el Programa escifica que un representante puede decidir que versiones futuras de la Licencia General Pública de GNU pueden ser utilizadas, la declaración pública del representante de aceptar una versión permanentemente le autoriza a usted a elegir esa versión para el Programa.</text:p>
          <text:p text:style-name="P5">Las versiones posteriores de la licencia pueden darle permisos adicionales o diferentes. No obstante, no se impone a ningún autor o titular de los derechos de autor obligaciones adicionales como resultado de su elección de seguir una versión posterior.</text:p>
        </text:list-item>
        <text:list-item>
          <text:p text:style-name="P2">Descargo de Responsabilidad de Garantía.</text:p>
          <text:p text:style-name="P5">NO HAY GARANTÍA PARA EL PROGRAMA, PARA LA EXTENSIÓN PERMITIDA POR LA LEY APLICABLE. EXCEPTO CUANDO SE INDIQUE LO CONTRARIO POR ESCRITO, LOS TITULARES DE LOS DERECHOS DE AUTOR (“COPYRIGHT”) Y/O TERCEROS PROPORCIONAN EL PROGRAMA “TAL CUAL” SIN GARANTÍAS DE NINGÚN TIPO, BIEN SEAN EXPLÍCITAS O IMPLÍCITAS, INCLUYENDO, PERO NO LIMITADO A, LAS GARANTÍAS IMPLÍCITAS DE COMERCIALIZACIÓN Y APTITUD PARA UN PROPÓSITO PARTICULAR. EL RIESGO TOTAL EN CUANTO A CALIDAD Y RENDIMIENTO DEL PROGRAMA ES CON USTED. SI EL PROGRAMA PRESENTA ALGÚN DEFECTO, USTED ASUME EL COSTO DE TODAS LAS REVISIONES NECESARIAS, REPARACIONES O CORRECCIONES. </text:p>
        </text:list-item>
        <text:list-item>
          <text:p text:style-name="P2">Limitación de la responsabilidad.</text:p>
          <text:p text:style-name="P5">EN NINGÚN CASO A MENOS QUE SEA REQUERIDO POR UNA LEY APLICABLE O ACUERDO ESCRITO NINGÚN TITULAR DE LOS DERECHOS DE AUTOR (“COPYRIGHT”), O NINGÚN TERCERO QUE MODIFIQUE Y/O TRANSMITA EL PROGRAMA COMO SE PERMITE ANTERIORMENTE, SERÁ RESPONSABLE ANTE USTED POR DAÑOS, INCLUYENDO CUALESQUIERA DAÑOS GENERALES, PARTICULARES, IMPREVISTOS O DERIVADOS DEL USO O IMPOSIBILIDAD DE USO DEL PROGRAMA (INCLUYENDO, PERO NO LIMITADO A, LA PÉRDIDA DE DATOS, DATOS GENERADOS INCORRECTOS, PÉRDIDAS SUFRIDAS POR USTED O POR TERCERAS PERSONAS, O LOS FALLOS DEL PROGRAMA PARA OPERAR CON OTROS PROGRAMAS), INCLUSO SI DICHO TITULAR O UN TERCERO HA SIDO ADVERTIDO DE LA POSIBILIDAD DE TALES DAÑOS.</text:p>
        </text:list-item>
        <text:list-item>
          <text:p text:style-name="P2">Interpretación de las Secciones 15 y 16.</text:p>
          <text:p text:style-name="P5">Si el descargo de responsabilidad de garantía y el límite de responsabilidad proporcionado anteriormente no tiene efectos legales de acuerdo a sus términos, los juzgados deberán <text:soft-page-break/>aplicar la ley local que más se asemeje a una renuncia absoluta de la responsabilidad civil concerniente al Programa, a menos que una garantía o una asunción de responsabilidad acompañe a la copia del Programa como resultado del pago de una tasa.</text:p>
          <text:p text:style-name="P3">Fin de los términos y condiciones</text:p>
          <text:p text:style-name="P2"><text:line-break/><text:line-break/>Cómo Aplicar Estos Términos a Sus Nuevos Programas </text:p>
          <text:p text:style-name="P5">Si desarrolla un nuevo programa, y quiere que sea lo más usado posible por el público, la mejor manera de conseguirlo es hacerlo software libre para que cualquiera pueda redistribuirlo y modificarlo bajo estos términos.</text:p>
          <text:p text:style-name="P5">Para ello, añada la siguiente nota al programa. Lo más seguro es añadirla al principio de cada fichero fuente para declarar más efectivamente la exclusión de garantía; y cada fichero debe tener al menos la línea de “derechos de autor (“copyright”)” y un puntero a donde se pueda encontrar la anotación completa.</text:p>
          <text:p text:style-name="P8">&lt;una línea para dar el nombre del programa y una breve idea de lo que hace&gt;</text:p>
          <text:p text:style-name="P8">Copyright (C) &lt;año&gt; <text:s/>&lt;nombre del autor&gt;</text:p>
          <text:p text:style-name="P8"><text:s text:c="4"/></text:p>
          <text:p text:style-name="P8">Este programa es software libre: puede redistribuirlo y/o modificarlo bajo</text:p>
          <text:p text:style-name="P8">los términos de la Licencia General Pública de GNU publicada por la Free</text:p>
          <text:p text:style-name="P8">Software Foundation, ya sea la versión 3 de la Licencia, o (a su elección)</text:p>
          <text:p text:style-name="P8">cualquier versión posterior.</text:p>
          <text:p text:style-name="P8"><text:s text:c="4"/></text:p>
          <text:p text:style-name="P8">Este programa se distribuye con la esperanza de que sea útil pero SIN</text:p>
          <text:p text:style-name="P8">NINGUNA GARANTÍA; incluso sin la garantía implícita de MERCANTIBILIDAD o</text:p>
          <text:p text:style-name="P8">CALIFICADA PARA UN PROPÓSITO EN PARTICULAR. Vea la Licencia General Pública </text:p>
          <text:p text:style-name="P8">de GNU para más detalles.</text:p>
          <text:p text:style-name="P8"><text:s text:c="4"/></text:p>
          <text:p text:style-name="P8">Usted ha debido de recibir una copia de la Licencia General Pública </text:p>
          <text:p text:style-name="P9">de GNU junto con este programa. Si no, vea &lt;http://www.gnu.org/licenses/&gt;.</text:p>
          <text:p text:style-name="P5">También añada información sobre cómo contactarle por correo electrónico u ordinario.</text:p>
          <text:p text:style-name="P5">Si el programa es interactivo, haga que muestre un breve aviso como el siguiente cuando se inicie en modo interactivo:</text:p>
          <text:p text:style-name="P8">&lt;programa&gt; <text:s/>Copyright (C) &lt;año&gt; <text:s/>&lt;nombre del autor&gt;</text:p>
          <text:p text:style-name="P8">Este programa se ofrece SIN GARANTÍA ALGUNA; escriba `show w' para </text:p>
          <text:p text:style-name="P8">consultar los detalles. Este programa es software libre, y usted puede </text:p>
          <text:p text:style-name="P8">redistribuirlo bajo ciertas condiciones; escriba `show c' para más </text:p>
          <text:p text:style-name="P9">información.</text:p>
          <text:p text:style-name="P5">Los hipotéticos comandos <text:span text:style-name="T1">show w</text:span> y <text:span text:style-name="T1">show w</text:span> deberán mostrar las partes correspondientes de la Licencia General Pública. Por supuesto, los comandos en su programa pueden ser diferentes; para una interfaz gráfica de usuario, puede usar un mensaje del tipo “Acerca de”.</text:p>
          <text:p text:style-name="P5">También debería conseguir que su empresa (si trabaja como programador) o escuela, en su caso, firme una “renuncia de derechos de autor (“copyright”)” sobre el programa, si fuese necesario. Para más información a este respecto, y saber cómo aplicar y cumplir la licencia GNU GPL, consulte <text:a xlink:type="simple" xlink:href="http://www.gnu.org/licenses/"><text:span text:style-name="T2">http://www.gnu.org/licenses/</text:span></text:a><text:span text:style-name="T5">. </text:span></text:p>
          <text:p text:style-name="P5">La Licencia General Pública de GNU no permite incorporar sus programas como parte de programas propietarios. Si su programa es una subrutina en una biblioteca, podría considerar mucho más útil permitir el enlace de aplicaciones propietarias con la biblioteca. Si esto es lo <text:soft-page-break/>que quiere hacer, utilice la GNU Lesser General Public License en vez de esta Licencia. Pero primero, por favor consulte</text:p>
          <text:p text:style-name="P2"><text:a xlink:type="simple" xlink:href="http://www.gnu.org/philosophy/why-not-lgpl.html"><text:span text:style-name="T1">http://www.gnu.org/philosophy/why-not-lgpl.htm</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5T19:12:02</meta:creation-date>
    <dc:date>2013-05-05T19:18:30</dc:date>
    <meta:editing-duration>P0D</meta:editing-duration>
    <meta:editing-cycles>1</meta:editing-cycles>
    <meta:document-statistic meta:table-count="1" meta:image-count="0" meta:object-count="0" meta:page-count="12" meta:paragraph-count="141" meta:word-count="6199" meta:character-count="39282" meta:non-whitespace-character-count="33218"/>
    <meta:generator>LibreOffice/3.5$Linux_x86 LibreOffice_project/350m1$Build-2</meta:generator>
  </office:meta>
</office:document-meta>
</file>